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lans-de-test" style:family="table">
      <style:table-properties style:width="17cm" table:align="margins"/>
    </style:style>
    <style:style style:name="Plans-de-test.A" style:family="table-column">
      <style:table-column-properties style:column-width="5.667cm" style:rel-column-width="21845*"/>
    </style:style>
    <style:style style:name="Plans-de-test.A1" style:family="table-cell">
      <style:table-cell-properties fo:padding="0cm" fo:border="none" style:writing-mode="page"/>
    </style:style>
    <style:style style:name="P1" style:family="paragraph" style:parent-style-name="Table_20_Contents">
      <style:paragraph-properties fo:text-align="center" style:justify-single-word="false"/>
      <style:text-properties officeooo:rsid="0005a5b9" officeooo:paragraph-rsid="0005a5b9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margin-top="0.905cm" fo:margin-bottom="0.905cm" loext:contextual-spacing="false" fo:text-align="center" style:justify-single-word="false"/>
      <style:text-properties officeooo:rsid="0005a5b9" officeooo:paragraph-rsid="0005a5b9"/>
    </style:style>
    <style:style style:name="P4" style:family="paragraph" style:parent-style-name="Table_20_Contents">
      <style:paragraph-properties fo:margin-left="0cm" fo:margin-right="0cm" fo:margin-top="1.408cm" fo:margin-bottom="1.408cm" loext:contextual-spacing="false" fo:text-align="center" style:justify-single-word="false" fo:text-indent="0cm" style:auto-text-indent="false"/>
      <style:text-properties officeooo:rsid="0005a5b9" officeooo:paragraph-rsid="0005a5b9"/>
    </style:style>
    <style:style style:name="T1" style:family="text">
      <style:text-properties officeooo:rsid="0005a5b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Plans-de-test" table:style-name="Plans-de-test">
        <table:table-column table:style-name="Plans-de-test.A" table:number-columns-repeated="3"/>
        <table:table-row table:style-name="TableLine94813619097904">
          <table:table-cell table:style-name="Plans-de-test.A1" office:value-type="string">
            <text:p text:style-name="P1">Action à tester</text:p>
          </table:table-cell>
          <table:table-cell table:style-name="Plans-de-test.A1" office:value-type="string">
            <text:p text:style-name="P1">Différents cas</text:p>
          </table:table-cell>
          <table:table-cell table:style-name="Plans-de-test.A1" office:value-type="string">
            <text:p text:style-name="P1">Résultats attendus</text:p>
          </table:table-cell>
        </table:table-row>
        <table:table-row table:style-name="TableLine94813619097904">
          <table:table-cell table:style-name="Plans-de-test.A1" table:number-rows-spanned="5" office:value-type="string">
            <text:p text:style-name="P3">Demande de température</text:p>
          </table:table-cell>
          <table:table-cell table:style-name="Plans-de-test.A1" office:value-type="string">
            <text:p text:style-name="P2">-<text:span text:style-name="T1">41</text:span></text:p>
          </table:table-cell>
          <table:table-cell table:style-name="Plans-de-test.A1" office:value-type="string">
            <text:p text:style-name="P1">Redemander la température</text:p>
          </table:table-cell>
        </table:table-row>
        <table:table-row table:style-name="TableLine94813619097904">
          <table:covered-table-cell/>
          <table:table-cell table:style-name="Plans-de-test.A1" office:value-type="string">
            <text:p text:style-name="P2">-<text:span text:style-name="T1">40</text:span></text:p>
          </table:table-cell>
          <table:table-cell table:style-name="Plans-de-test.A1" office:value-type="string">
            <text:p text:style-name="P1">Prise en compte de la température</text:p>
          </table:table-cell>
        </table:table-row>
        <table:table-row table:style-name="TableLine94813619097904">
          <table:covered-table-cell/>
          <table:table-cell table:style-name="Plans-de-test.A1" office:value-type="string">
            <text:p text:style-name="P1">1</text:p>
          </table:table-cell>
          <table:table-cell table:style-name="Plans-de-test.A1" office:value-type="string">
            <text:p text:style-name="P1">Prise en compte de la température</text:p>
          </table:table-cell>
        </table:table-row>
        <table:table-row table:style-name="TableLine94813619097904">
          <table:covered-table-cell/>
          <table:table-cell table:style-name="Plans-de-test.A1" office:value-type="string">
            <text:p text:style-name="P1">50</text:p>
          </table:table-cell>
          <table:table-cell table:style-name="Plans-de-test.A1" office:value-type="string">
            <text:p text:style-name="P1">Prise en compte de la température</text:p>
          </table:table-cell>
        </table:table-row>
        <table:table-row table:style-name="TableLine94813619097904">
          <table:covered-table-cell/>
          <table:table-cell table:style-name="Plans-de-test.A1" office:value-type="string">
            <text:p text:style-name="P1">50,2</text:p>
          </table:table-cell>
          <table:table-cell table:style-name="Plans-de-test.A1" office:value-type="string">
            <text:p text:style-name="P1">Redemander la température</text:p>
          </table:table-cell>
        </table:table-row>
        <table:table-row table:style-name="TableLine94813619097904">
          <table:table-cell table:style-name="Plans-de-test.A1" table:number-rows-spanned="7" office:value-type="string">
            <text:p text:style-name="P4">Mémoriser les températures</text:p>
          </table:table-cell>
          <table:table-cell table:style-name="Plans-de-test.A1" office:value-type="string">
            <text:p text:style-name="P1">12</text:p>
          </table:table-cell>
          <table:table-cell table:style-name="Plans-de-test.A1" office:value-type="string">
            <text:p text:style-name="P1">Température à 0h est : 12°</text:p>
          </table:table-cell>
        </table:table-row>
        <table:table-row table:style-name="TableLine94813619097904">
          <table:covered-table-cell/>
          <table:table-cell table:style-name="Plans-de-test.A1" office:value-type="string">
            <text:p text:style-name="P1">13</text:p>
          </table:table-cell>
          <table:table-cell table:style-name="Plans-de-test.A1" office:value-type="string">
            <text:p text:style-name="P1">Température à 1h est : 13°</text:p>
          </table:table-cell>
        </table:table-row>
        <table:table-row table:style-name="TableLine94813619097904">
          <table:covered-table-cell/>
          <table:table-cell table:style-name="Plans-de-test.A1" office:value-type="string">
            <text:p text:style-name="P1">14</text:p>
          </table:table-cell>
          <table:table-cell table:style-name="Plans-de-test.A1" office:value-type="string">
            <text:p text:style-name="P1">Température à 2h est : 14°</text:p>
          </table:table-cell>
        </table:table-row>
        <table:table-row table:style-name="TableLine94813619097904">
          <table:covered-table-cell/>
          <table:table-cell table:style-name="Plans-de-test.A1" office:value-type="string">
            <text:p text:style-name="P1">14,5</text:p>
          </table:table-cell>
          <table:table-cell table:style-name="Plans-de-test.A1" office:value-type="string">
            <text:p text:style-name="P1">Température à 3h est : 14,5°</text:p>
          </table:table-cell>
        </table:table-row>
        <table:table-row table:style-name="TableLine94813619097904">
          <table:covered-table-cell/>
          <table:table-cell table:style-name="Plans-de-test.A1" office:value-type="string">
            <text:p text:style-name="P2">...</text:p>
          </table:table-cell>
          <table:table-cell table:style-name="Plans-de-test.A1" office:value-type="string">
            <text:p text:style-name="P2">...</text:p>
          </table:table-cell>
        </table:table-row>
        <table:table-row table:style-name="TableLine94813619097904">
          <table:covered-table-cell/>
          <table:table-cell table:style-name="Plans-de-test.A1" office:value-type="string">
            <text:p text:style-name="P1">13</text:p>
          </table:table-cell>
          <table:table-cell table:style-name="Plans-de-test.A1" office:value-type="string">
            <text:p text:style-name="P1">Température à 22h est : 13°</text:p>
          </table:table-cell>
        </table:table-row>
        <table:table-row table:style-name="TableLine94813619097904">
          <table:covered-table-cell/>
          <table:table-cell table:style-name="Plans-de-test.A1" office:value-type="string">
            <text:p text:style-name="P1">12</text:p>
          </table:table-cell>
          <table:table-cell table:style-name="Plans-de-test.A1" office:value-type="string">
            <text:p text:style-name="P1">Température à 23h est : 12°</text:p>
          </table:table-cell>
        </table:table-row>
      </table:table>
      <text:p text:style-name="Standard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5:26:59.679334495</meta:creation-date>
    <dc:date>2021-10-06T15:35:55.899296321</dc:date>
    <meta:editing-duration>PT9M</meta:editing-duration>
    <meta:editing-cycles>1</meta:editing-cycles>
    <meta:document-statistic meta:table-count="1" meta:image-count="0" meta:object-count="0" meta:page-count="1" meta:paragraph-count="30" meta:word-count="86" meta:character-count="438" meta:non-whitespace-character-count="380"/>
    <meta:generator>LibreOffice/6.4.7.2$Linux_X86_64 LibreOffice_project/40$Build-2</meta:generator>
  </office:meta>
</office:document-meta>
</file>